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1" style:family="paragraph" style:parent-style-name="Text_20_body">
      <style:paragraph-properties fo:margin-top="0cm" fo:margin-bottom="0cm" fo:line-height="138%" style:writing-mode="lr-tb"/>
    </style:style>
    <style:style style:name="P1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3" style:family="paragraph" style:parent-style-name="Table_20_Contents">
      <style:text-properties style:font-name="Arial1" fo:font-size="14pt"/>
    </style:style>
    <style:style style:name="P14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5" style:family="paragraph" style:parent-style-name="Table_20_Contents">
      <style:text-properties fo:font-size="14pt" style:font-size-asian="14pt" style:font-size-complex="14pt"/>
    </style:style>
    <style:style style:name="P16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18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9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0" style:family="paragraph" style:parent-style-name="Standard" style:list-style-name="L1">
      <style:text-properties style:font-name="Arial" fo:font-size="16pt" style:font-size-asian="16pt" style:font-size-complex="16pt"/>
    </style:style>
    <style:style style:name="P21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2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3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0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055207853396024043" text:style-name="L1">
        <text:list-item>
          <text:p text:style-name="P20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20"/>
        </text:list-item>
      </text:list>
      <text:p text:style-name="Standard"/>
      <text:p text:style-name="P11"/>
      <text:p text:style-name="P8"/>
      <text:p text:style-name="P2">------------------------------------------------------------</text:p>
      <text:p text:style-name="P6">[XXX] 20200220_101323</text:p>
      <text:p text:style-name="Text_20_body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18">1:13</text:p>
            <text:p text:style-name="P18">וְהָיָה חֵילָם </text:p>
            <text:p text:style-name="P18">לִמְשִׁסָּה וּבָתֵּיהֶם</text:p>
            <text:p text:style-name="P18"/>
            <text:p text:style-name="P18"><text:s/>לִשְׁמָמָה </text:p>
            <text:p text:style-name="P18">וּבָנוּ בָתִּים וְלֹא יֵשֵׁבוּ</text:p>
            <text:p text:style-name="P18"><text:s/>וְנָטְעוּ כְרָמִים וְלֹא יִשְׁתּוּ אֶת־יֵינָם</text:p>
          </table:table-cell>
          <table:table-cell table:style-name="表135.B1" office:value-type="string">
            <text:p text:style-name="P19"/>
            <text:p text:style-name="P19"/>
            <text:p text:style-name="P19">and to become / wealth+their</text:p>
            <text:p text:style-name="P19"/>
            <text:p text:style-name="P19">towards plunder / and house+their</text:p>
            <text:p text:style-name="P19"/>
            <text:p text:style-name="P19"/>
            <text:p text:style-name="P19">towards devastation</text:p>
            <text:p text:style-name="P19">and to build / house / and not / to dwell</text:p>
            <text:p text:style-name="P19"/>
            <text:p text:style-name="P19">and to plant / vineyard / and not</text:p>
            <text:p text:style-name="P19">to imbibe / self,even - wine+thereof</text:p>
          </table:table-cell>
        </table:table-row>
        <table:table-row>
          <table:table-cell table:style-name="表135.A2" office:value-type="string">
            <text:p text:style-name="P18">1:14</text:p>
            <text:p text:style-name="P18">קָרוֹב יוֹם־יְהוָה הַגָּדוֹל</text:p>
            <text:p text:style-name="P18"><text:s/>קָרוֹב וּמַהֵר מְאֹד </text:p>
            <text:p text:style-name="P18">קוֹל יוֹם יְהוָה</text:p>
            <text:p text:style-name="P18"><text:s/>מַר צֹרֵחַ שָׁם גִּבּוֹר</text:p>
          </table:table-cell>
          <table:table-cell table:style-name="表135.B2" office:value-type="string">
            <text:p text:style-name="P19"/>
            <text:p text:style-name="P19"/>
            <text:p text:style-name="P19">near / the day – jehovah / the great</text:p>
            <text:p text:style-name="P19">near / and hurrying / vehemently</text:p>
            <text:p text:style-name="P19"/>
            <text:p text:style-name="P19">to call aloud / the day / jehovah</text:p>
            <text:p text:style-name="P19"/>
            <text:p text:style-name="P19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18">1:15</text:p>
            <text:p text:style-name="P18">יוֹם עֶבְרָה </text:p>
            <text:p text:style-name="P18">הַיּוֹם הַהוּא יוֹם צָרָה</text:p>
            <text:p text:style-name="P18"><text:s/>וּמְצוּקָה יוֹם שֹׁאָה וּמְשׁוֹאָה יוֹם חֹשֶׁ</text:p>
            <text:p text:style-name="P18">#</text:p>
            <text:p text:style-name="P18">וַאֲפֵלָה יוֹם עָנָן </text:p>
            <text:p text:style-name="P18">וַעֲרָפֶל</text:p>
          </table:table-cell>
          <table:table-cell table:style-name="表135.B2" office:value-type="string">
            <text:p text:style-name="P19"/>
            <text:p text:style-name="P19"/>
            <text:p text:style-name="P19">the day / an outburst of passion</text:p>
            <text:p text:style-name="P19"/>
            <text:p text:style-name="P19">the day / she,this / day / rival</text:p>
            <text:p text:style-name="P19"/>
            <text:p text:style-name="P19">and trouble / day / devastation</text:p>
            <text:p text:style-name="P19"/>
            <text:p text:style-name="P19">and ruin / day / misery</text:p>
            <text:p text:style-name="P19"/>
            <text:p text:style-name="P19"/>
            <text:p text:style-name="P19">and misfortune / day / cloud</text:p>
            <text:p text:style-name="P19"/>
            <text:p text:style-name="P19">and gloom</text:p>
          </table:table-cell>
        </table:table-row>
        <table:table-row>
          <table:table-cell table:style-name="表135.A2" office:value-type="string">
            <text:p text:style-name="P18">1:16</text:p>
            <text:p text:style-name="P18">יוֹם שׁוֹפָר וּתְרוּעָה</text:p>
            <text:p text:style-name="P18"><text:s/>עַל הֶעָרִים הַבְּצֻרוֹת וְעַל הַפִּנּוֹת הַגְּבֹהוֹת</text:p>
          </table:table-cell>
          <table:table-cell table:style-name="表135.B2" office:value-type="string">
            <text:p text:style-name="P19"/>
            <text:p text:style-name="P19"/>
            <text:p text:style-name="P19">day / curved horn / and battle cry</text:p>
            <text:p text:style-name="P19"/>
            <text:p text:style-name="P19">above / the post / inaccessible</text:p>
            <text:p text:style-name="P19"/>
            <text:p text:style-name="P19">and above / the pinnacle / the elevated</text:p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P8">@@@</text:p>
      <text:p text:style-name="P2">------------------------------------------------------------</text:p>
      <text:p text:style-name="P6">[XXX]</text:p>
      <text:p text:style-name="Text_20_body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18">1:17</text:p>
            <text:p text:style-name="P18">וַהֲצֵרֹתִי לָאָדָם וְהָלְכוּ כַּעִוְרִים כִּי לַיהוָה חָטָאוּ וְשֻׁפַּ</text:p>
            <text:p text:style-name="P18">#</text:p>
            <text:p text:style-name="P18">דָּמָם כֶּעָפָר וּלְחֻמָם כַּגְּלָלִים</text:p>
          </table:table-cell>
          <table:table-cell table:style-name="表1.B1" office:value-type="string">
            <text:p text:style-name="P19"/>
          </table:table-cell>
        </table:table-row>
        <table:table-row>
          <table:table-cell table:style-name="表1.A2" office:value-type="string">
            <text:p text:style-name="P18">1:18</text:p>
            <text:p text:style-name="P18">גַּם־כַּסְפָּם גַּם־זְהָבָם לֹא־יוּכַל לְהַצִּילָם בְּיוֹם עֶבְרַת יְהוָה וּבְאֵשׁ קִנְאָתוֹ תֵּאָכֵל כָּל־הָאָרֶץ כִּי־כָלָה</text:p>
            <text:p text:style-name="P18">אַ</text:p>
            <text:p text:style-name="P18">#</text:p>
            <text:p text:style-name="P18">־נִבְהָלָה יַעֲשֶׂה אֵת כָּל־יֹשְׁבֵי הָאָרֶץ ס</text:p>
          </table:table-cell>
          <table:table-cell table:style-name="表1.B2" office:value-type="string">
            <text:p text:style-name="P19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/>
      <text:p text:style-name="P17"/>
      <text:p text:style-name="P3"><text:soft-page-break/></text:p>
      <text:p text:style-name="P16"/>
      <text:p text:style-name="P5">------------------------------------------------------------ TEMPLATE</text:p>
      <text:p text:style-name="P2">------------------------------------------------------------</text:p>
      <text:p text:style-name="P6">[XXX]</text:p>
      <text:p text:style-name="Text_20_body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8"/>
          </table:table-cell>
          <table:table-cell table:style-name="表49.B1" office:value-type="string">
            <text:p text:style-name="P19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/>
      <text:p text:style-name="P17"/>
      <text:p text:style-name="P3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8"/>
          </table:table-cell>
        </table:table-row>
        <table:table-row>
          <table:table-cell table:style-name="表3.A2" office:value-type="string">
            <text:p text:style-name="P12"/>
          </table:table-cell>
        </table:table-row>
      </table:table>
      <text:p text:style-name="P3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8"/>
          </table:table-cell>
        </table:table-row>
        <table:table-row>
          <table:table-cell table:style-name="表50.A2" office:value-type="string">
            <text:p text:style-name="P12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/>
      <text:p text:style-name="Text_20_body"/>
      <text:p text:style-name="Text_20_body"><text:soft-page-break/></text:p>
      <text:p text:style-name="P5">/------------------------------------------------------------ /TEMPLATE</text:p>
      <text:p text:style-name="Text_20_body"/>
      <text:p text:style-name="P5">--------------------------------------- [STEPS : closing] 20191009_161940</text:p>
      <text:list xml:id="list6947123145978271901" text:style-name="L2">
        <text:list-item>
          <text:p text:style-name="P23">time label ==&gt; paste</text:p>
        </text:list-item>
        <text:list-item>
          <text:p text:style-name="P23">“@@@” ==&gt; move to → at the bottom of the doc area</text:p>
        </text:list-item>
        <text:list-item>
          <text:p text:style-name="P23">DUP : template</text:p>
        </text:list-item>
        <text:list-item>
          <text:p text:style-name="P23">close</text:p>
          <text:list>
            <text:list-item>
              <text:p text:style-name="P23">web pages</text:p>
            </text:list-item>
            <text:list-item>
              <text:p text:style-name="P23">sheet file</text:p>
            </text:list-item>
            <text:list-item>
              <text:p text:style-name="P23">folders (if any)</text:p>
            </text:list-item>
            <text:list-item>
              <text:p text:style-name="P23">this</text:p>
            </text:list-item>
          </text:list>
        </text:list-item>
      </text:list>
      <text:p text:style-name="P5">/ --------------------------------------- [STEPS : closing] 20191009_161940 /</text:p>
      <text:p text:style-name="P5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3"/>
          </table:table-cell>
          <table:table-cell table:style-name="表236.A1" office:value-type="string">
            <text:p text:style-name="P13">TH</text:p>
          </table:table-cell>
          <table:table-cell table:style-name="表236.C1" office:value-type="string">
            <text:p text:style-name="P13">“the”</text:p>
          </table:table-cell>
        </table:table-row>
        <table:table-row>
          <table:table-cell table:style-name="表236.A2" office:value-type="string">
            <text:p text:style-name="P13"/>
          </table:table-cell>
          <table:table-cell table:style-name="表236.A2" office:value-type="string">
            <text:p text:style-name="P13">gh</text:p>
          </table:table-cell>
          <table:table-cell table:style-name="表236.C2" office:value-type="string">
            <text:p text:style-name="P13">arabic ghain</text:p>
          </table:table-cell>
        </table:table-row>
        <table:table-row>
          <table:table-cell table:style-name="表236.A2" office:value-type="string">
            <text:p text:style-name="P13"/>
          </table:table-cell>
          <table:table-cell table:style-name="表236.A2" office:value-type="string">
            <text:p text:style-name="P13">dz</text:p>
          </table:table-cell>
          <table:table-cell table:style-name="表236.C2" office:value-type="string">
            <text:p text:style-name="P13">arabic ẓ (ðˁ) (ظ</text:p>
          </table:table-cell>
        </table:table-row>
        <table:table-row>
          <table:table-cell table:style-name="表236.A2" office:value-type="string">
            <text:p text:style-name="P13"/>
          </table:table-cell>
          <table:table-cell table:style-name="表236.A2" office:value-type="string">
            <text:p text:style-name="P14">a_</text:p>
          </table:table-cell>
          <table:table-cell table:style-name="表236.C2" office:value-type="string">
            <text:p text:style-name="P13">“<text:span text:style-name="T8">a</text:span>”</text:p>
          </table:table-cell>
        </table:table-row>
        <table:table-row>
          <table:table-cell table:style-name="表236.A2" office:value-type="string">
            <text:p text:style-name="P13"/>
          </table:table-cell>
          <table:table-cell table:style-name="表236.A2" office:value-type="string">
            <text:p text:style-name="P14">*</text:p>
          </table:table-cell>
          <table:table-cell table:style-name="表236.C2" office:value-type="string">
            <text:p text:style-name="P13">kha:</text:p>
          </table:table-cell>
        </table:table-row>
        <table:table-row>
          <table:table-cell table:style-name="表236.A2" office:value-type="string">
            <text:p text:style-name="P13"/>
          </table:table-cell>
          <table:table-cell table:style-name="表236.A2" office:value-type="string">
            <text:p text:style-name="P14">** (#)</text:p>
          </table:table-cell>
          <table:table-cell table:style-name="表236.C2" office:value-type="string">
            <text:p text:style-name="P13">kh</text:p>
          </table:table-cell>
        </table:table-row>
      </table:table>
      <text:p text:style-name="P5"/>
      <text:p text:style-name="P5"/>
      <text:p text:style-name="P5">/ --------------------------------------- [SYMBOLS] 20191113_111045 /</text:p>
      <text:p text:style-name="P5"/>
      <text:p text:style-name="P5"/>
      <table:table table:name="表276" table:style-name="表276">
        <table:table-column table:style-name="表276.A"/>
        <table:table-row>
          <table:table-cell table:style-name="表276.A1" office:value-type="string">
            <text:p text:style-name="P15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5"/>
          </table:table-cell>
        </table:table-row>
      </table:table>
      <text:p text:style-name="P1"/>
      <text:p text:style-name="P5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2-20T10:36:09.08</dc:date>
    <dc:creator>iwabuchi ken</dc:creator>
    <meta:editing-duration>P3DT23H57M25S</meta:editing-duration>
    <meta:editing-cycles>198</meta:editing-cycles>
    <meta:generator>OpenOffice/4.1.3$Win32 OpenOffice.org_project/413m1$Build-9783</meta:generator>
    <meta:document-statistic meta:table-count="7" meta:image-count="0" meta:object-count="0" meta:page-count="5" meta:paragraph-count="101" meta:word-count="367" meta:character-count="2442"/>
  </office:meta>
</office:document-meta>
</file>